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4.738cm"/>
    </style:style>
    <style:style style:name="co15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style-name="ce2" office:value-type="float" office:value="7698.6" calcext:value-type="float">
            <text:p>7,70E+03</text:p>
          </table:table-cell>
          <table:table-cell table:style-name="ce2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style-name="ce2" office:value-type="float" office:value="5297.4" calcext:value-type="float">
            <text:p>5,30E+03</text:p>
          </table:table-cell>
          <table:table-cell table:style-name="ce2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style-name="ce2" office:value-type="float" office:value="3583.2" calcext:value-type="float">
            <text:p>3,58E+03</text:p>
          </table:table-cell>
          <table:table-cell table:style-name="ce2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897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5.096cm" svg:y="10.405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1513.8" calcext:value-type="float">
            <text:p>1,51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2256.5" calcext:value-type="float">
            <text:p>2,26E+03</text:p>
          </table:table-cell>
          <table:table-cell table:style-name="ce2" office:value-type="float" office:value="6624.7" calcext:value-type="float">
            <text:p>6,62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1148.1" calcext:value-type="float">
            <text:p>1,15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1704.2" calcext:value-type="float">
            <text:p>1,70E+03</text:p>
          </table:table-cell>
          <table:table-cell table:style-name="ce2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637.8261" calcext:value-type="float">
            <text:p>6,38E+02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782.1129" calcext:value-type="float">
            <text:p>7,82E+02</text:p>
          </table:table-cell>
          <table:table-cell table:style-name="ce2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10.235" calcext:value-type="float">
            <text:p>10,2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624.7" calcext:value-type="float">
            <text:p>6,62E+03</text:p>
          </table:table-cell>
          <table:table-cell table:formula="of:=[.B22]/(300*300*(1-[.A22]))" office:value-type="float" office:value="0.113242735042735" calcext:value-type="float">
            <text:p>0,113242735042735</text:p>
          </table:table-cell>
          <table:table-cell office:value-type="float" office:value="10.235" calcext:value-type="float">
            <text:p>10,235</text:p>
          </table:table-cell>
          <table:table-cell office:value-type="float" office:value="6845" calcext:value-type="float">
            <text:p>68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Lapl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</table:table>
      <table:table table:name="barvna 300x300 preprost motiv" table:style-name="ta1">
        <table:table-column table:style-name="co1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imerjava barv" table:style-name="ta1">
        <table:table-column table:style-name="co14" table:default-cell-style-name="Default"/>
        <table:table-column table:style-name="co4" table:number-columns-repeated="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style-name="ce2" office:value-type="float" office:value="9596.2" calcext:value-type="float">
            <text:p>9,60E+03</text:p>
          </table:table-cell>
          <table:table-cell table:style-name="ce2" office:value-type="float" office:value="11538" calcext:value-type="float">
            <text:p>1,15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style-name="ce2" office:value-type="float" office:value="9792.8" calcext:value-type="float">
            <text:p>9,79E+03</text:p>
          </table:table-cell>
          <table:table-cell table:style-name="ce2" office:value-type="float" office:value="11426" calcext:value-type="float">
            <text:p>1,14E+04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71" calcext:value-type="float">
            <text:p>66,71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2.74" calcext:value-type="float">
            <text:p>42,74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1538" calcext:value-type="float">
            <text:p>1,15E+04</text:p>
          </table:table-cell>
          <table:table-cell table:formula="of:=[.B19]/(300*300*3*(1-0.35))" office:value-type="float" office:value="0.0657435897435898" calcext:value-type="float">
            <text:p>0,0657435897435898</text:p>
          </table:table-cell>
          <table:table-cell office:value-type="float" office:value="66.71" calcext:value-type="float">
            <text:p>66,7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1426" calcext:value-type="float">
            <text:p>1,14E+04</text:p>
          </table:table-cell>
          <table:table-cell table:formula="of:=[.B20]/(300*300*3*(1-0.35))" office:value-type="float" office:value="0.0651054131054131" calcext:value-type="float">
            <text:p>0,0651054131054131</text:p>
          </table:table-cell>
          <table:table-cell office:value-type="float" office:value="42.74" calcext:value-type="float">
            <text:p>42,74</text:p>
          </table:table-cell>
          <table:table-cell office:value-type="float" office:value="9387" calcext:value-type="float">
            <text:p>9387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643" calcext:value-type="float">
            <text:p>1,36E+04</text:p>
          </table:table-cell>
          <table:table-cell office:value-type="float" office:value="0.0789" calcext:value-type="float">
            <text:p>0,0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,60E+03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645.2" calcext:value-type="float">
            <text:p>7,65E+03</text:p>
          </table:table-cell>
          <table:table-cell office:value-type="float" office:value="0.7997" calcext:value-type="float">
            <text:p>0,7997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751.7" calcext:value-type="float">
            <text:p>6,75E+03</text:p>
          </table:table-cell>
          <table:table-cell office:value-type="float" office:value="15.5276" calcext:value-type="float">
            <text:p>15,5276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872.1" calcext:value-type="float">
            <text:p>6,87E+03</text:p>
          </table:table-cell>
          <table:table-cell office:value-type="float" office:value="212.61" calcext:value-type="float">
            <text:p>212,61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3868" calcext:value-type="float">
            <text:p>2,39E+04</text:p>
          </table:table-cell>
          <table:table-cell office:value-type="float" office:value="306.89" calcext:value-type="float">
            <text:p>306,89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3643" calcext:value-type="float">
            <text:p>1,36E+04</text:p>
          </table:table-cell>
          <table:table-cell table:formula="of:=[.B12]/(300*300*(1-0.35))" office:value-type="float" office:value="0.233213675213675" calcext:value-type="float">
            <text:p>0,233213675213675</text:p>
          </table:table-cell>
          <table:table-cell office:value-type="float" office:value="0.0789" calcext:value-type="float">
            <text:p>0,0789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96" calcext:value-type="float">
            <text:p>9,60E+03</text:p>
          </table:table-cell>
          <table:table-cell table:formula="of:=[.B13]/(300*300*(1-0.35))" office:value-type="float" office:value="0.164034188034188" calcext:value-type="float">
            <text:p>0,164034188034188</text:p>
          </table:table-cell>
          <table:table-cell office:value-type="float" office:value="0.646" calcext:value-type="float">
            <text:p>0,646</text:p>
          </table:table-cell>
          <table:table-cell office:value-type="float" office:value="941" calcext:value-type="float">
            <text:p>941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7645.2" calcext:value-type="float">
            <text:p>7,65E+03</text:p>
          </table:table-cell>
          <table:table-cell table:formula="of:=[.B14]/(300*300*(1-0.35))" office:value-type="float" office:value="0.130687179487179" calcext:value-type="float">
            <text:p>0,130687179487179</text:p>
          </table:table-cell>
          <table:table-cell office:value-type="float" office:value="0.7997" calcext:value-type="float">
            <text:p>0,7997</text:p>
          </table:table-cell>
          <table:table-cell office:value-type="float" office:value="1018" calcext:value-type="float">
            <text:p>10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6751.7" calcext:value-type="float">
            <text:p>6,75E+03</text:p>
          </table:table-cell>
          <table:table-cell table:formula="of:=[.B15]/(300*300*(1-0.35))" office:value-type="float" office:value="0.115413675213675" calcext:value-type="float">
            <text:p>0,115413675213675</text:p>
          </table:table-cell>
          <table:table-cell office:value-type="float" office:value="15.5276" calcext:value-type="float">
            <text:p>15,5276</text:p>
          </table:table-cell>
          <table:table-cell office:value-type="float" office:value="9907" calcext:value-type="float">
            <text:p>99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6872.1" calcext:value-type="float">
            <text:p>6,87E+03</text:p>
          </table:table-cell>
          <table:table-cell table:formula="of:=[.B16]/(300*300*(1-0.35))" office:value-type="float" office:value="0.117471794871795" calcext:value-type="float">
            <text:p>0,117471794871795</text:p>
          </table:table-cell>
          <table:table-cell office:value-type="float" office:value="212.61" calcext:value-type="float">
            <text:p>212,61</text:p>
          </table:table-cell>
          <table:table-cell office:value-type="float" office:value="130682" calcext:value-type="float">
            <text:p>1306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3868" calcext:value-type="float">
            <text:p>2,39E+04</text:p>
          </table:table-cell>
          <table:table-cell table:formula="of:=[.B17]/(300*300*(1-0.35))" office:value-type="float" office:value="0.408" calcext:value-type="float">
            <text:p>0,408</text:p>
          </table:table-cell>
          <table:table-cell office:value-type="float" office:value="306.89" calcext:value-type="float">
            <text:p>306,89</text:p>
          </table:table-cell>
          <table:table-cell office:value-type="float" office:value="79369" calcext:value-type="float">
            <text:p>7936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apl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00035912" calcext:value-type="float">
            <text:p>3,59E-04</text:p>
          </table:table-cell>
          <table:table-cell table:formula="of:=[.B24]/(300*300*(1-[.A24]))" office:value-type="float" office:value="0.0000000061388034188" calcext:value-type="float">
            <text:p>6,13880341880342E-09</text:p>
          </table:table-cell>
          <table:table-cell office:value-type="float" office:value="0.3028" calcext:value-type="float">
            <text:p>0,302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14816" calcext:value-type="float">
            <text:p>1,48E-04</text:p>
          </table:table-cell>
          <table:table-cell table:formula="of:=[.B25]/(300*300*(1-[.A25]))" office:value-type="float" office:value="0.00000000299313131313" calcext:value-type="float">
            <text:p>2,99313131313131E-09</text:p>
          </table:table-cell>
          <table:table-cell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75389" calcext:value-type="float">
            <text:p>7,54E-05</text:p>
          </table:table-cell>
          <table:table-cell table:formula="of:=[.B26]/(300*300*(1-[.A26]))" office:value-type="float" office:value="0.00000000209413888889" calcext:value-type="float">
            <text:p>2,09413888888889E-09</text:p>
          </table:table-cell>
          <table:table-cell office:value-type="float" office:value="0.0206" calcext:value-type="float">
            <text:p>0,0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7T17:11:31.834000000</dc:date>
    <meta:editing-duration>P1DT6H47M2S</meta:editing-duration>
    <meta:editing-cycles>37</meta:editing-cycles>
    <meta:generator>LibreOffice/7.5.2.2$Windows_X86_64 LibreOffice_project/53bb9681a964705cf672590721dbc85eb4d0c3a2</meta:generator>
    <meta:document-statistic meta:table-count="8" meta:cell-count="694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1:'grayscale 1000x1000'.Q14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5:'grayscale 300x300 kompleksen motiv'.M8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